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style:font-name="Liberation Serif" fo:font-size="14pt" fo:font-weight="bold" style:font-size-asian="14pt" style:font-weight-asian="bold" style:font-size-complex="14pt" style:font-weight-complex="bold"/>
    </style:style>
    <style:style style:name="P3" style:family="paragraph" style:parent-style-name="Text_20_body">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4" style:family="paragraph" style:parent-style-name="Text_20_body">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5"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Preformatted_20_Text">
      <style:paragraph-properties fo:text-align="start" style:justify-single-word="false"/>
    </style:style>
    <style:style style:name="P7" style:family="paragraph" style:parent-style-name="Heading_20_3">
      <style:paragraph-properties fo:text-align="center" style:justify-single-word="false"/>
      <style:text-properties style:font-name="Liberation Serif" fo:font-size="18pt" fo:font-weight="bold" style:font-size-asian="18pt" style:font-weight-asian="bold" style:font-size-complex="18pt" style:font-weight-complex="bold"/>
    </style:style>
    <style:style style:name="P8" style:family="paragraph" style:parent-style-name="Standard">
      <style:text-properties fo:color="#000000" style:font-name="Liberation Serif"/>
    </style:style>
    <style:style style:name="P9" style:family="paragraph" style:parent-style-name="Standard">
      <style:paragraph-properties fo:text-align="start" style:justify-single-word="false"/>
      <style:text-properties fo:color="#000000" style:font-name="Liberation Serif" fo:font-size="12pt" fo:font-weight="normal"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font-name="Liberation Serif"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4pt" fo:font-weight="bold" style:font-size-asian="14pt" style:font-weight-asian="bold" style:font-size-complex="14pt" style:font-weight-complex="bold"/>
    </style:style>
    <style:style style:name="P14" style:family="paragraph" style:parent-style-name="Text_20_body">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style:font-name="Liberation Serif"/>
    </style:style>
    <style:style style:name="T5" style:family="text">
      <style:text-properties style:font-name="Liberation Serif" fo:font-size="12pt" fo:font-weight="normal" style:font-size-asian="12pt" style:font-weight-asian="normal" style:font-size-complex="12pt" style:font-weight-complex="normal"/>
    </style:style>
    <style:style style:name="T6" style:family="text">
      <style:text-properties style:font-name="Liberation Serif" fo:font-size="12pt" fo:font-weight="bold" style:font-size-asian="12pt" style:font-weight-asian="bold" style:font-size-complex="12pt" style:font-weight-complex="bold"/>
    </style:style>
    <style:style style:name="T7" style:family="text">
      <style:text-properties style:font-name="Liberation Serif" fo:font-size="12pt" style:font-size-asian="12pt" style:font-size-complex="12pt"/>
    </style:style>
    <style:style style:name="T8" style:family="text">
      <style:text-properties style:font-name="Liberation Serif" fo:font-size="14pt" fo:font-weight="bold" style:font-size-asian="14pt" style:font-weight-asian="bold" style:font-size-complex="14pt" style:font-weight-complex="bold"/>
    </style:style>
    <style:style style:name="T9" style:family="text">
      <style:text-properties fo:color="#ff33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text:bookmark text:name="section-103.2"/>103.2 Process text streams using filters </text:h>
      <text:p text:style-name="P10"/>
      <text:p text:style-name="P11">Apply filters to text streams. This task includes sending text files and output streams through text utility filters to modify the output, using standard UNIX commands found in the GNU textutils package.<text:line-break/><text:line-break/><text:span text:style-name="T3">Text filtering is taking an input stream and perform some transformation on text before sending it to the output stream. Basically, like modifying/converting input received from keyboard before displaying the final result to the screen.<text:line-break/><text:line-break/>The main streams :</text:span></text:p>
      <text:p text:style-name="P12"/>
      <text:p text:style-name="P1"><text:span text:style-name="Emphasis"><text:span text:style-name="T5">stdin</text:span></text:span><text:span text:style-name="T5"> is the </text:span><text:span text:style-name="Emphasis"><text:span text:style-name="T5">standard input stream</text:span></text:span><text:span text:style-name="T5">, which provides input to commands.<text:line-break/></text:span><text:span text:style-name="Emphasis"><text:span text:style-name="T4">stdout</text:span></text:span><text:span text:style-name="T4"> is the </text:span><text:span text:style-name="Emphasis"><text:span text:style-name="T4">standard output stream</text:span></text:span><text:span text:style-name="T4">, which displays output from commands.<text:line-break/></text:span><text:span text:style-name="Emphasis"><text:span text:style-name="T4">stderr</text:span></text:span><text:span text:style-name="T4"> is the </text:span><text:span text:style-name="Emphasis"><text:span text:style-name="T4">standard error stream</text:span></text:span><text:span text:style-name="T4">, which displays error output from commands.</text:span></text:p>
      <text:p text:style-name="P11"><text:line-break/><text:span text:style-name="T3">| = pipeline system<text:line-break/>&gt; = output redirection<text:line-break/><text:line-break/>Reminder : using – refers to the standard input</text:span></text:p>
      <text:p text:style-name="P11"/>
      <text:p text:style-name="P11"><text:span text:style-name="T1">FILE COMBIBING COMMANDS<text:line-break/></text:span>Commands that combine/merge the content of two or more files into one<text:line-break/></text:p>
      <text:p text:style-name="P2">cat<text:line-break/><text:span text:style-name="T2">shortcut for concatenating one or multiple files passed as a parameter<text:line-break/>cat xxx = displays content from xxx<text:line-break/>cat first.txt second.txt &gt; combined.txt = concatenates first + seconds into combined<text:line-break/>cat f{1,2,3} : concatenates f1, f2 and f3</text:span></text:p>
      <text:p text:style-name="P1"><text:span text:style-name="T5">cat xxx1 xxx2 or cat xxx* = concatenates and displays contents of files<text:line-break/>tac is the command to reverse a concatenation (it reverse the order of lines in the file instead of the final display)<text:line-break/>-E or –show-ends : displays ends of lines<text:line-break/>-n or –number = displays numbers for each line<text:line-break/>-b or –number-nonblank : displays numbers for each line containing text (displays line but does not <text:line-break/><text:tab/><text:tab/><text:tab/> <text:s text:c="5"/>number it, a single space is enough to number the line)<text:line-break/>-s or –squeeze-blank : compresses several blank lines into one only</text:span><text:span text:style-name="T8"><text:line-break/></text:span><text:span text:style-name="T5">-T or –show-tabs : displays tabs as ^I<text:line-break/>-v or –show-nonprinting : displays non printable/special chars with ^M-<text:line-break/>cat -A file = displays all specials characters = -vET</text:span></text:p>
      <text:p text:style-name="P2"/>
      <text:p text:style-name="P1"><text:span text:style-name="T8">join <text:line-break/></text:span><text:span text:style-name="T5">combines lines of two files on a common field, the first field is used by default<text:line-break/>requires the two files to have the same ordering of line, if the same ordering is not found,<text:line-break/>then an error is triggered and the rest of the matching lines are joined anyway<text:line-break/>-t : specify another separator (space by default, as fields are space separated on a line)<text:line-break/>-i : ignore case while comparing<text:line-break/>-j : replaces -1 and -2 (in case if both fields are the same)<text:line-break/></text:span><text:soft-page-break/><text:span text:style-name="T5">join -1 2 -2 2 file1.txt file2.txt = join -j 2 file1.txt file2.txt<text:line-break/> <text:line-break/>--check-order : checks if field order is right, stops at first unordered line<text:line-break/>join listing1.1.txt listing1.2.txt = simply joins lines based on common field, for example by <text:line-break/><text:tab/><text:tab/><text:tab/><text:tab/> <text:s text:c="5"/>telephone number<text:line-break/>join -1 3 -2 2 cameras.txt lenses.txt : joins with the 3 field of cameras.txt and the second one from <text:line-break/><text:tab/><text:tab/><text:tab/><text:tab/><text:tab/>lenses.txt<text:line-break/></text:span><text:span text:style-name="Strong_20_Emphasis"><text:span text:style-name="T5">join -1 2 -2 2 text5 - : joins with second field from text5 and second field from stdin '-'</text:span></text:span></text:p>
      <text:p text:style-name="P1"><text:span text:style-name="Strong_20_Emphasis"><text:span text:style-name="T5">join -v1 or v2 : check fields which do not have any correspondence<text:line-break/></text:span></text:span></text:p>
      <text:p text:style-name="P1"><text:span text:style-name="Strong_20_Emphasis"><text:span text:style-name="T8">paste </text:span></text:span></text:p>
      <text:p text:style-name="P3">merges lines from files side by side, separated by a <text:tab/>tab by default<text:line-break/>fields must have the same number of lines, if it doesn't then the display is messed up</text:p>
      <text:p text:style-name="P1"><text:span text:style-name="Strong_20_Emphasis"><text:span text:style-name="T5">paste text1 text2 text3 : merges each line of those 3 files, each line separated by a tab<text:line-break/>-d or –delimiters=LIST : uses list of delimiters instead of tabs, list of delimiters can be 'abk'<text:line-break/>-s or –serial : pastes one file at a time instead of in parallel</text:span></text:span></text:p>
      <text:p text:style-name="P1"><text:span text:style-name="Strong_20_Emphasis"><text:span text:style-name="T5"/></text:span></text:p>
      <text:p text:style-name="P1"><text:span text:style-name="Strong_20_Emphasis"><text:span text:style-name="T8">FILE TRANSFORMING COMMANDS<text:line-break/></text:span></text:span><text:span text:style-name="Strong_20_Emphasis"><text:span text:style-name="T6">Commands that don't change the content of the file but only the output</text:span></text:span></text:p>
      <text:p text:style-name="P1"><text:span text:style-name="T8">expand <text:line-break/></text:span><text:span text:style-name="T5">converts tabs to spaces (can be useful for source code editors that don't implement the same amount of spaces for tabs, default is 8)<text:line-break/>-t or –tabs= : set tabs spacing value</text:span></text:p>
      <text:p text:style-name="P3">expand -t 10 file1.txt &gt; file2.txt = sets tab space to 10 instead of 8 and creates file2 from this<text:line-break/> </text:p>
      <text:p text:style-name="P2">od (octal dump) </text:p>
      <text:p text:style-name="P3">displays file in octal</text:p>
      <text:p text:style-name="P3">od – t c xxx or -c xxx : displays different format, c for ascii and backslash<text:line-break/>od -i : decimal<text:line-break/>od -x : hexadecimal<text:line-break/>od -o : octal (by default)<text:line-break/>od -t c xxx : displays content of xxx as ascii and backslash characters<text:line-break/>od -jn : skips n bytes<text:line-break/>od -Nn : shows only n bytes<text:line-break/>offset : the offest is the number representing a distance based on the beginning address</text:p>
      <text:p text:style-name="P1"><text:span text:style-name="T5">od -Ax -c xxx : displays offset in hexadecimal format<text:line-break/>od -Ad : displays offset as decimal<text:line-break/>od -Ao : displays offset as octal<text:line-break/>od -An : doesnt display offset<text:line-break/><text:line-break/></text:span><text:span text:style-name="T8">sort<text:line-break/></text:span><text:span text:style-name="T5">sorts text (by ascii, 3 will be after 200)<text:line-break/>-u option prevents duplicates<text:line-break/>-f or –ignore-case : ignores the case<text:line-break/>-M or –month-sort : sorts by three letters month abreviation (from JAN to DEC)<text:line-break/>-n or –numeric-sort : sort by numeric number (in this case, 200 will be after 3)<text:line-break/></text:span><text:soft-page-break/><text:span text:style-name="T5">-r or –reverse : sort by reverse order<text:line-break/>-k or –key= : sorts by the -k field (default is first one)<text:line-break/>-t : delimiter <text:line-break/>sort -k 3 listing1.1.txt : sorts one the 3rd field<text:line-break/>sort -r -k 1 join1.txt : sorts by the first field, in the reverse order (also equals to sort -r join1.txt)</text:span></text:p>
      <text:p text:style-name="P1"><text:span text:style-name="T8">split<text:line-break/></text:span><text:span text:style-name="T5">split files into parts<text:line-break/></text:span><text:span text:style-name="Strong_20_Emphasis"><text:span text:style-name="T5">split -l 2 text1 = split file with 2 lines max per file</text:span></text:span></text:p>
      <text:p text:style-name="P6"><text:span text:style-name="Strong_20_Emphasis"><text:span text:style-name="T5">split -b 17 text2 = split file in parts of 18bytes maximum<text:line-break/>-b or –bytes : breaks into bytes parts<text:line-break/>-C or –line-bytes : breaks into bytes parts in line-sized chunks<text:line-break/>-l or –lines : splits by number of lines<text:line-break/>-a : specifies length of suffix part name<text:line-break/>-d : specifies a suffix as decimal<text:line-break/>-n : chunk numbers<text:line-break/></text:span></text:span></text:p>
      <text:p text:style-name="P1"><text:span text:style-name="T8">tr<text:line-break/></text:span><text:span text:style-name="T5">changes individual characters from stdin</text:span><text:span text:style-name="T8"><text:line-break/></text:span><text:span text:style-name="T5">replaces chars1 by chars2<text:line-break/>-t or –truncate-set1 : truncates set1 at size of set 2<text:line-break/>-d : deletes chars from set1, set2 is unecessary<text:line-break/>tr -d h &lt; hello.txt : removes all the 'h' chars in hello.txt<text:line-break/>tr -d [:digit:] &lt; join1.txt : removes all digits from file, could be [:alnum:], [:upper:], [A-M]<text:line-break/>tr BCJ bc &lt; listing1.1.txt : replaces B by b, C by c and J by c (equivalent position)</text:span></text:p>
      <text:p text:style-name="P1"><text:span text:style-name="Strong_20_Emphasis"><text:span text:style-name="T5">cat text1 |tr ' ' '\t'|cat – text2 = takes text from text1, replace its spaces by tabs and then display standard input (-) and concatenates text2<text:line-break/><text:line-break/></text:span></text:span><text:span text:style-name="Strong_20_Emphasis"><text:span text:style-name="T8">unexpand<text:line-break/></text:span></text:span><text:span text:style-name="Strong_20_Emphasis"><text:span text:style-name="T5">converts spaces to tabs</text:span></text:span><text:span text:style-name="Strong_20_Emphasis"><text:span text:style-name="T8"> </text:span></text:span><text:span text:style-name="Strong_20_Emphasis"><text:span text:style-name="T5">(tab stops at each 8 chars)</text:span></text:span><text:span text:style-name="Strong_20_Emphasis"><text:span text:style-name="T8"><text:line-break/></text:span></text:span><text:span text:style-name="Strong_20_Emphasis"><text:span text:style-name="T5">-t or –tabs (same as expand) = set tabs stops</text:span></text:span></text:p>
      <text:p text:style-name="P1"><text:span text:style-name="Strong_20_Emphasis"><text:span text:style-name="T5">-a or –all : converts all blanks</text:span></text:span></text:p>
      <text:p text:style-name="P1"><text:span text:style-name="Strong_20_Emphasis"><text:span text:style-name="T8">uniq<text:line-break/></text:span></text:span><text:span text:style-name="Strong_20_Emphasis"><text:span text:style-name="T5">report or omit repeated lines/duplicates<text:line-break/>it works only on ADJASCENTS LINES so its better to use sort before</text:span></text:span><text:span text:style-name="Strong_20_Emphasis"><text:span text:style-name="T8"> <text:line-break/></text:span></text:span><text:span text:style-name="Strong_20_Emphasis"><text:span text:style-name="T5">sort shakespeare.txt | uniq : sorts a vocabulary and removes duplicates<text:line-break/>-d or –repeated : prints repeated lines only<text:line-break/>-c or –count : prefixes lines by occurrence<text:line-break/>-u or –unique : prints only unique lines<text:line-break/>-w : sets width of word to compare (a length of 5 would compare Linux and LinuxU, and match 2)</text:span></text:span></text:p>
      <text:p text:style-name="P1"><text:span text:style-name="Strong_20_Emphasis"><text:span text:style-name="T5"/></text:span></text:p>
      <text:p text:style-name="P1"><text:span text:style-name="Strong_20_Emphasis"><text:span text:style-name="T8">FILE FORMATTING COMMANDS</text:span></text:span></text:p>
      <text:p text:style-name="P4">Those commands reformat text in a file</text:p>
      <text:p text:style-name="P1"><text:span text:style-name="T8">fmt<text:line-break/></text:span><text:span text:style-name="T5">formats text so it fits within margin (75 width by default)<text:line-break/>-width = -w = --width set the line length<text:line-break/>-s : don't display the next line on the current one if length is not reached<text:line-break/>-u : reformat spaces to be same<text:line-break/></text:span><text:soft-page-break/><text:span text:style-name="Strong_20_Emphasis"><text:span text:style-name="T5">fmt -w 60 text3 text4 = margin set to 60 chars max per line</text:span></text:span></text:p>
      <text:p text:style-name="P5"><text:span text:style-name="T4">nl<text:line-break/></text:span><text:span text:style-name="T5">numbers lines of file (numbers non empty ones by default)<text:line-break/>-b : body number style (could be for numbering all lines)<text:line-break/>-i n : increments by n<text:line-break/>nl -b a buggy &gt; numbered-buggy.txt : numbers all lines of buggy, outputs in numbered.txt</text:span></text:p>
      <text:p text:style-name="P2">pr <text:line-break/><text:span text:style-name="T2">formats files for printing<text:line-break/>pr myfile.txt : pre-formats text for printing, with headers, as if it was on a paper sheet</text:span></text:p>
      <text:p text:style-name="P3">-d : sets one space in between each line</text:p>
      <text:p text:style-name="P3">-l or –length : sets page length<text:line-break/>-h : defines header instead of file name<text:line-break/>cat -n /etc/profile | pr -d | lpr : double space the result, means that it adds a space in between each line</text:p>
      <text:p text:style-name="P2"/>
      <text:p text:style-name="P1"><text:span text:style-name="T8">FILE VIEWING COMMANDS<text:line-break/></text:span><text:span text:style-name="T6">View a file or a part of it</text:span></text:p>
      <text:p text:style-name="P2">head </text:p>
      <text:p text:style-name="P3">displays first part of a file (default 10 lines)</text:p>
      <text:p text:style-name="P3">-c or –bytes : displays the specified amount of bytes<text:line-break/>-n or –lines : displays number of lines</text:p>
      <text:p text:style-name="P1"><text:span text:style-name="T8">tail <text:line-break/></text:span><text:span text:style-name="T5">displays last part of a file (10 last lines by default)<text:line-break/>-c/--bytes and -n/--lines : same as head<text:line-break/>-f or –follow : keep file open and read lines as they are added<text:line-break/>--pid : stop s following (with -f) once pid has exited<text:line-break/>head -n 15 sample.txt | tail -n 5 : displays lines 11 to 15</text:span></text:p>
      <text:p text:style-name="P1"><text:span text:style-name="T5">tail -f generating.txt : check generating.txt file<text:line-break/></text:span><text:span text:style-name="Strong_20_Emphasis"><text:span text:style-name="T5">dmesg | tail -n15 | head -n 6 = displays the 6 first messages from the 15 last lines of dmesg</text:span></text:span></text:p>
      <text:p text:style-name="P3"/>
      <text:p text:style-name="P5"><text:span text:style-name="T4">less<text:line-break/></text:span><text:span text:style-name="T5">(joke designed to make it better than the more command)<text:line-break/>can display a file and then go back and forth<text:line-break/>/ = search forward<text:line-break/>? = search backward<text:line-break/>n = search forward<text:line-break/>N = search backward<text:line-break/>g50 = goes to line 50<text:line-break/>h = check help commands<text:line-break/>q = exits<text:line-break/></text:span></text:p>
      <text:p text:style-name="P1"><text:span text:style-name="T8">FILE SUMMARISING COMMANDS<text:line-break/></text:span><text:span text:style-name="T6">Summarises text</text:span></text:p>
      <text:p text:style-name="P2"/>
      <text:p text:style-name="P1"><text:soft-page-break/><text:span text:style-name="T8"><text:line-break/>cut<text:line-break/></text:span><text:span text:style-name="T5">extracts fields from text files<text:line-break/>-b or –bytes : cuts specified list of bytes<text:line-break/>-c or –characters : cuts the specified list of characters<text:line-break/>-f or –fields : cuts the specified list of fields<text:line-break/>-d <text:s/>or --delimiter : delimiter (tab by default)<text:line-break/></text:span><text:span text:style-name="Strong_20_Emphasis"><text:span text:style-name="T5">cut -f1-2 --output-delimiter=' ' text2 = extracts columns 1 and 2 (tab default delimiter) and outputs tabs as spaces<text:line-break/>ifconfig eth0 | grep HWaddr | cut -d “ “ -f 11 : extracts hWaddress</text:span></text:span></text:p>
      <text:p text:style-name="P3"/>
      <text:p text:style-name="P1"><text:span text:style-name="T8">sed<text:line-break/></text:span><text:span text:style-name="T5">Stream Editor :</text:span></text:p>
      <text:p text:style-name="P1"><text:span text:style-name="T5">when constrain g (for global) is added, it replaces multiple occurrences per line, without it, 1 occurrence per line only is changed<text:line-break/></text:span><text:span text:style-name="Strong_20_Emphasis"><text:span text:style-name="T5">sed 's/a/A/' text1 = replaces first a for each line in A<text:line-break/>sed ‘s/2012/2013/’ cal-2012.txt &gt; cal-2013.txt = replaces 2012 by 2013<text:line-break/>sed s/$/”\r”/ unixfile.txt &gt; dosfile.txt : converts unix file to dos file</text:span></text:span></text:p>
      <text:p text:style-name="P1"><text:span text:style-name="Strong_20_Emphasis"><text:span text:style-name="T5">sed -i 's/a/A/g' text.txt : replaces a by A globally and immediately overwrites text.txt<text:line-break/>sed 's/[0-9]/*/g' text<text:line-break/>sed 's/[0-9]/(&amp;)/g' text1 = replaces all matching numbers by (number), ampersand equals to matched one<text:line-break/>sed '///' = sed 'aaa' = sed ':::'</text:span></text:span></text:p>
      <text:p text:style-name="P6"><text:span text:style-name="Strong_20_Emphasis"><text:span text:style-name="T5">sed 's/a/A/g' text1 = replaces all a by A</text:span></text:span></text:p>
      <text:p text:style-name="P6"><text:span text:style-name="Strong_20_Emphasis"><text:span text:style-name="T5">sed '2d;$s/a/A/g' text1 = deletes line 2 and replaces a by A in end of file ($)</text:span></text:span></text:p>
      <text:p text:style-name="P6"><text:span text:style-name="Strong_20_Emphasis"><text:span text:style-name="T5">sed -e '2,${' -e 's/a/A/g' -e '}' text1 = same global substitution but for 2 last lines of file</text:span></text:span></text:p>
      <text:p text:style-name="P6"><text:span text:style-name="Strong_20_Emphasis"><text:span text:style-name="T5">sed '=' text2 = outputs text2 with line numbers</text:span></text:span></text:p>
      <text:p text:style-name="P3"/>
      <text:p text:style-name="P2">wc <text:line-break/><text:span text:style-name="T2">word count, display number of lines, words and bytes of files (like ls -l)</text:span></text:p>
      <text:p text:style-name="P5"><text:span text:style-name="T5">wc : displays number of line / words / bytes<text:line-break/>wc -c xxx = number of bytes<text:line-break/>wc -m xxx = number of chars<text:line-break/>wc -l xxx = number of lines<text:line-break/>wc -w xxx = number of words<text:line-break/>-L or –max-line-length = maximum line length</text:span><text:span text:style-name="T7"><text:line-break/><text:line-break/></text:span><text:span text:style-name="T4">Objectives</text:span></text:p>
      <text:p text:style-name="P12">Send text files and output streams through text utility filters to modify the output using standard UNIX commands found in the GNU textutils package.<text:line-break/></text:p>
      <text:p text:style-name="P13">Todo<text:line-break/><text:span text:style-name="T2">Requires a lot of practice and read man pages for options<text:line-break/>Learn more about awk</text:span></text:p>
      <text:p text:style-name="P12">Review regular expressions with unix</text:p>
      <text:p text:style-name="P13"><text:line-break/>Sources<text:line-break/><text:soft-page-break/><text:span text:style-name="T2">cat examples : </text:span><text:a xlink:type="simple" xlink:href="http://www.itsprite.com/17-basic-and-useful-cat-command-examples-for-file-management-in-linuxunix/"><text:span text:style-name="T2">http://www.itsprite.com/17-basic-and-useful-cat-command-examples-for-file-management-in-linuxunix/</text:span></text:a><text:span text:style-name="T2"><text:line-break/>join : </text:span><text:a xlink:type="simple" xlink:href="http://how-to.linuxcareer.com/learning-linux-commands-join"><text:span text:style-name="T2">http://how-to.linuxcareer.com/learning-linux-commands-join</text:span></text:a><text:span text:style-name="T2"><text:line-break/></text:span><text:span text:style-name="T2">paste : </text:span><text:a xlink:type="simple" xlink:href="http://www.theunixschool.com/2012/07/10-examples-of-paste-command-usage-in.html"><text:span text:style-name="T2">http://www.theunixschool.com/2012/07/10-examples-of-paste-command-usage-in.html</text:span></text:a><text:span text:style-name="T2"><text:line-break/>expand : </text:span><text:a xlink:type="simple" xlink:href="http://landoflinux.com/linux_expand_unexpand_command.html"><text:span text:style-name="T2">http://landoflinux.com/linux_expand_unexpand_command.html</text:span></text:a><text:span text:style-name="T2"><text:line-break/>od : </text:span><text:a xlink:type="simple" xlink:href="http://www.thegeekstuff.com/2012/08/od-command/"><text:span text:style-name="T2">http://www.thegeekstuff.com/2012/08/od-command/</text:span></text:a><text:span text:style-name="T2"><text:line-break/>sort : http://www.theunixschool.com/2012/08/linux-sort-command-examples.html<text:line-break/>split : </text:span><text:a xlink:type="simple" xlink:href="http://www.theunixschool.com/2012/10/10-examples-of-split-command-in-unix.html"><text:span text:style-name="T2">http://www.theunixschool.com/2012/10/10-examples-of-split-command-in-unix.html</text:span></text:a><text:span text:style-name="T2"><text:line-break/>tr : http://www.thegeekstuff.com/2012/12/linux-tr-command/<text:line-break/>unexpand : same as expand<text:line-break/>uniq : </text:span><text:a xlink:type="simple" xlink:href="http://www.thegeekstuff.com/2013/05/uniq-command-examples/"><text:span text:style-name="T2">http://www.thegeekstuff.com/2013/05/uniq-command-examples/</text:span></text:a><text:span text:style-name="T2"><text:line-break/>fmt : http://tuxthink.blogspot.fr/2012/06/formatting-text-files-using-fmt.html</text:span></text:p>
      <text:p text:style-name="P12">nl : http://www.thegeekstuff.com/2013/02/wc-nl-examples/</text:p>
      <text:p text:style-name="P13"><text:span text:style-name="T2">pr : http://unixhelp.ed.ac.uk/tasks/lpr2.3.2.html<text:line-break/>head : http://linux.101hacks.com/unix/head/<text:line-break/>tail : http://www.linfo.org/tail.html<text:line-break/>less : </text:span><text:a xlink:type="simple" xlink:href="http://www.thegeekstuff.com/2010/02/unix-less-command-10-tips-for-effective-navigation/"><text:span text:style-name="T2">http://www.thegeekstuff.com/2010/02/unix-less-command-10-tips-for-effective-navigation/</text:span></text:a><text:span text:style-name="T2"><text:line-break/>cut : http://www.thegeekstuff.com/2013/06/cut-command-examples/<text:line-break/>sed : http://linux.about.com/od/commands/a/Example-Uses-Of-Sed-Cmdsedxa.htm<text:line-break/>wc : http://www.tecmint.com/wc-command-examples/</text:span><text:line-break/><text:line-break/>Questions</text:p>
      <text:p text:style-name="P13"/>
      <text:p text:style-name="P8">1) What program would you use to display the end of a configuration file? </text:p>
      <text:p text:style-name="P8">A. uniq </text:p>
      <text:p text:style-name="P8">B. cut </text:p>
      <text:p text:style-name="P8">C. <text:span text:style-name="T9">tail </text:span></text:p>
      <text:p text:style-name="P8">D. wc </text:p>
      <text:p text:style-name="P8">E. fmt </text:p>
      <text:p text:style-name="P8"/>
      <text:p text:style-name="P8">2) What is the effect of the following command? </text:p>
      <text:p text:style-name="P8">$ pr report.txt | lpr </text:p>
      <text:p text:style-name="P8">A. <text:span text:style-name="T9">The file report.txt is formatted for printing and sent to the lpr program. </text:span></text:p>
      <text:p text:style-name="P8">B. The files report.txt and lpr are combined together into one file and sent to standard </text:p>
      <text:p text:style-name="P8"><text:s text:c="2"/>output. </text:p>
      <text:p text:style-name="P8">C. Tabs are converted to spaces in report.txt, and the result is saved in lpr. </text:p>
      <text:p text:style-name="P8">D. The file report.txt is printed, and any error messages are stored in the file lpr. </text:p>
      <text:p text:style-name="P8">E. None of the above. <text:line-break/><text:line-break/>3) Which of the following commands will number the lines in aleph.txt? (Select three.) </text:p>
      <text:p text:style-name="P8">A. fmt aleph.txt </text:p>
      <text:p text:style-name="P8">B. <text:span text:style-name="T9">nl aleph.txt </text:span></text:p>
      <text:p text:style-name="P8">C. <text:span text:style-name="T9">cat -b aleph.txt </text:span></text:p>
      <text:p text:style-name="P8">D. <text:span text:style-name="T9">cat -n aleph.txt </text:span></text:p>
      <text:p text:style-name="P8">E. od -nl aleph.txt <text:line-break/><text:line-break/>4) Which of the following commands will change all occurrences of dog in the file animals </text:p>
      <text:p text:style-name="P8">.txt to mutt in the screen display? </text:p>
      <text:p text:style-name="P8">A. sed –s “dog” “mutt” animals.txt </text:p>
      <text:p text:style-name="P8">B. grep –s “dog||mutt” animals.txt </text:p>
      <text:p text:style-name="P8">C. <text:span text:style-name="T9">sed ‘s/dog/mutt/g’ animals.txt </text:span></text:p>
      <text:p text:style-name="P8">D. cat animals.txt | grep –c “dog” “mutt” </text:p>
      <text:p text:style-name="P8"><text:soft-page-break/>E. fmt animals.txt | cut ‘dog’ &gt; ‘mutt’ <text:line-break/><text:line-break/>5) You’ve received an ASCII text file (longlines.txt) that uses no carriage returns within </text:p>
      <text:p text:style-name="P8">paragraphs but two carriage returns between paragraphs. The result is that your preferred </text:p>
      <text:p text:style-name="P8">text editor displays each paragraph as a very long line. How can you reformat this file so </text:p>
      <text:p text:style-name="P8">that you can more easily edit it (or a copy)? </text:p>
      <text:p text:style-name="P8">A. sed ‘s/Ctrl-M/NL/’ longlines.txt </text:p>
      <text:p text:style-name="P8">B. <text:span text:style-name="T9">fmt longlines.txt &gt; longlines2.txt </text:span></text:p>
      <text:p text:style-name="P8">C. cat longlines.txt &gt; longlines2.txt </text:p>
      <text:p text:style-name="P8">D. pr longlines.txt &gt; longlines2.txt </text:p>
      <text:p text:style-name="P9">E. grep longlines.txt &gt; longlines2.tx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4-07-28T12:05:01</meta:creation-date>
    <dc:date>2014-09-07T14:06:43</dc:date>
    <dc:creator>David </dc:creator>
    <meta:editing-duration>P2DT17H46M49S</meta:editing-duration>
    <meta:editing-cycles>348</meta:editing-cycles>
    <meta:generator>LibreOffice/3.5$Linux_X86_64 LibreOffice_project/350m1$Build-2</meta:generator>
    <meta:document-statistic meta:table-count="0" meta:image-count="0" meta:object-count="0" meta:page-count="7" meta:paragraph-count="89" meta:word-count="2167" meta:character-count="12673" meta:non-whitespace-character-count="10502"/>
  </office:meta>
</office:document-meta>
</file>